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ll Channel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405" calcext:value-type="float">
            <text:p>11405</text:p>
          </table:table-cell>
          <table:table-cell office:value-type="float" office:value="5935" calcext:value-type="float">
            <text:p>5935</text:p>
          </table:table-cell>
          <table:table-cell office:value-type="float" office:value="3181" calcext:value-type="float">
            <text:p>3181</text:p>
          </table:table-cell>
          <table:table-cell office:value-type="float" office:value="2221" calcext:value-type="float">
            <text:p>2221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$G$1]*[.H$1]/(([.H$1]*[.H$1]+[.$G2]*[.$G2])^(3/2))" office:value-type="float" office:value="2575.95031007976" calcext:value-type="float">
            <text:p>2575.9503100798</text:p>
          </table:table-cell>
          <table:table-cell table:formula="of:=[.$G$1]*[.I$1]/(([.I$1]*[.I$1]+[.$G2]*[.$G2])^(3/2))" office:value-type="float" office:value="821.767764828987" calcext:value-type="float">
            <text:p>821.767764829</text:p>
          </table:table-cell>
          <table:table-cell table:formula="of:=[.$G$1]*[.J$1]/(([.J$1]*[.J$1]+[.$G2]*[.$G2])^(3/2))" office:value-type="float" office:value="383.893851437375" calcext:value-type="float">
            <text:p>383.8938514374</text:p>
          </table:table-cell>
          <table:table-cell table:formula="of:=[.$G$1]*[.K$1]/(([.K$1]*[.K$1]+[.$G2]*[.$G2])^(3/2))" office:value-type="float" office:value="219.827714225797" calcext:value-type="float">
            <text:p>219.82771422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9312" calcext:value-type="float">
            <text:p>9312</text:p>
          </table:table-cell>
          <table:table-cell office:value-type="float" office:value="5069" calcext:value-type="float">
            <text:p>5069</text:p>
          </table:table-cell>
          <table:table-cell office:value-type="float" office:value="3430" calcext:value-type="float">
            <text:p>3430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G$1]*[.H$1]/(([.H$1]*[.H$1]+[.$G3]*[.$G3])^(3/2))" office:value-type="float" office:value="1272.79220613579" calcext:value-type="float">
            <text:p>1272.7922061358</text:p>
          </table:table-cell>
          <table:table-cell table:formula="of:=[.$G$1]*[.I$1]/(([.I$1]*[.I$1]+[.$G3]*[.$G3])^(3/2))" office:value-type="float" office:value="643.987577519939" calcext:value-type="float">
            <text:p>643.9875775199</text:p>
          </table:table-cell>
          <table:table-cell table:formula="of:=[.$G$1]*[.J$1]/(([.J$1]*[.J$1]+[.$G3]*[.$G3])^(3/2))" office:value-type="float" office:value="341.525987298185" calcext:value-type="float">
            <text:p>341.5259872982</text:p>
          </table:table-cell>
          <table:table-cell table:formula="of:=[.$G$1]*[.K$1]/(([.K$1]*[.K$1]+[.$G3]*[.$G3])^(3/2))" office:value-type="float" office:value="205.441941207247" calcext:value-type="float">
            <text:p>205.44194120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591" calcext:value-type="float">
            <text:p>6591</text:p>
          </table:table-cell>
          <table:table-cell office:value-type="float" office:value="4320" calcext:value-type="float">
            <text:p>4320</text:p>
          </table:table-cell>
          <table:table-cell office:value-type="float" office:value="3087" calcext:value-type="float">
            <text:p>3087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$G$1]*[.H$1]/(([.H$1]*[.H$1]+[.$G4]*[.$G4])^(3/2))" office:value-type="float" office:value="614.4371404341" calcext:value-type="float">
            <text:p>614.4371404341</text:p>
          </table:table-cell>
          <table:table-cell table:formula="of:=[.$G$1]*[.I$1]/(([.I$1]*[.I$1]+[.$G4]*[.$G4])^(3/2))" office:value-type="float" office:value="460.8" calcext:value-type="float">
            <text:p>460.8</text:p>
          </table:table-cell>
          <table:table-cell table:formula="of:=[.$G$1]*[.J$1]/(([.J$1]*[.J$1]+[.$G4]*[.$G4])^(3/2))" office:value-type="float" office:value="286.216701119973" calcext:value-type="float">
            <text:p>286.21670112</text:p>
          </table:table-cell>
          <table:table-cell table:formula="of:=[.$G$1]*[.K$1]/(([.K$1]*[.K$1]+[.$G4]*[.$G4])^(3/2))" office:value-type="float" office:value="184.700550095812" calcext:value-type="float">
            <text:p>184.7005500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2" calcext:value-type="float">
            <text:p>4972</text:p>
          </table:table-cell>
          <table:table-cell office:value-type="float" office:value="3739" calcext:value-type="float">
            <text:p>3739</text:p>
          </table:table-cell>
          <table:table-cell office:value-type="float" office:value="2891" calcext:value-type="float">
            <text:p>2891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G$1]*[.H$1]/(([.H$1]*[.H$1]+[.$G5]*[.$G5])^(3/2))" office:value-type="float" office:value="321.99378875997" calcext:value-type="float">
            <text:p>321.99378876</text:p>
          </table:table-cell>
          <table:table-cell table:formula="of:=[.$G$1]*[.I$1]/(([.I$1]*[.I$1]+[.$G5]*[.$G5])^(3/2))" office:value-type="float" office:value="318.198051533946" calcext:value-type="float">
            <text:p>318.1980515339</text:p>
          </table:table-cell>
          <table:table-cell table:formula="of:=[.$G$1]*[.J$1]/(([.J$1]*[.J$1]+[.$G5]*[.$G5])^(3/2))" office:value-type="float" office:value="230.413927662787" calcext:value-type="float">
            <text:p>230.4139276628</text:p>
          </table:table-cell>
          <table:table-cell table:formula="of:=[.$G$1]*[.K$1]/(([.K$1]*[.K$1]+[.$G5]*[.$G5])^(3/2))" office:value-type="float" office:value="160.996894379985" calcext:value-type="float">
            <text:p>160.9968943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701" calcext:value-type="float">
            <text:p>3701</text:p>
          </table:table-cell>
          <table:table-cell office:value-type="float" office:value="3382" calcext:value-type="float">
            <text:p>3382</text:p>
          </table:table-cell>
          <table:table-cell office:value-type="float" office:value="2734" calcext:value-type="float">
            <text:p>2734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$G$1]*[.H$1]/(([.H$1]*[.H$1]+[.$G6]*[.$G6])^(3/2))" office:value-type="float" office:value="184.414680672383" calcext:value-type="float">
            <text:p>184.4146806724</text:p>
          </table:table-cell>
          <table:table-cell table:formula="of:=[.$G$1]*[.I$1]/(([.I$1]*[.I$1]+[.$G6]*[.$G6])^(3/2))" office:value-type="float" office:value="219.405089872773" calcext:value-type="float">
            <text:p>219.4050898728</text:p>
          </table:table-cell>
          <table:table-cell table:formula="of:=[.$G$1]*[.J$1]/(([.J$1]*[.J$1]+[.$G6]*[.$G6])^(3/2))" office:value-type="float" office:value="181.350597150856" calcext:value-type="float">
            <text:p>181.3505971509</text:p>
          </table:table-cell>
          <table:table-cell table:formula="of:=[.$G$1]*[.K$1]/(([.K$1]*[.K$1]+[.$G6]*[.$G6])^(3/2))" office:value-type="float" office:value="137.204219973857" calcext:value-type="float">
            <text:p>137.204219973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174" calcext:value-type="float">
            <text:p>3174</text:p>
          </table:table-cell>
          <table:table-cell office:value-type="float" office:value="2995" calcext:value-type="float">
            <text:p>2995</text:p>
          </table:table-cell>
          <table:table-cell office:value-type="float" office:value="2451" calcext:value-type="float">
            <text:p>2451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$G$1]*[.H$1]/(([.H$1]*[.H$1]+[.$G7]*[.$G7])^(3/2))" office:value-type="float" office:value="113.841995766062" calcext:value-type="float">
            <text:p>113.8419957661</text:p>
          </table:table-cell>
          <table:table-cell table:formula="of:=[.$G$1]*[.I$1]/(([.I$1]*[.I$1]+[.$G7]*[.$G7])^(3/2))" office:value-type="float" office:value="153.609285108525" calcext:value-type="float">
            <text:p>153.6092851085</text:p>
          </table:table-cell>
          <table:table-cell table:formula="of:=[.$G$1]*[.J$1]/(([.J$1]*[.J$1]+[.$G7]*[.$G7])^(3/2))" office:value-type="float" office:value="141.42135623731" calcext:value-type="float">
            <text:p>141.4213562373</text:p>
          </table:table-cell>
          <table:table-cell table:formula="of:=[.$G$1]*[.K$1]/(([.K$1]*[.K$1]+[.$G7]*[.$G7])^(3/2))" office:value-type="float" office:value="115.2" calcext:value-type="float">
            <text:p>115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s Peak only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888" calcext:value-type="float">
            <text:p>1888</text:p>
          </table:table-cell>
          <table:table-cell office:value-type="float" office:value="838" calcext:value-type="float">
            <text:p>838</text:p>
          </table:table-cell>
          <table:table-cell office:value-type="float" office:value="355" calcext:value-type="float">
            <text:p>35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$G$9]/([.H$9]^2+[.$G10]^2)" office:value-type="float" office:value="2560" calcext:value-type="float">
            <text:p>2560</text:p>
          </table:table-cell>
          <table:table-cell table:formula="of:=[.$G$9]/([.I$9]^2+[.$G10]^2)" office:value-type="float" office:value="752.941176470588" calcext:value-type="float">
            <text:p>752.9411764706</text:p>
          </table:table-cell>
          <table:table-cell table:formula="of:=[.$G$9]/([.J$9]^2+[.$G10]^2)" office:value-type="float" office:value="345.945945945946" calcext:value-type="float">
            <text:p>345.9459459459</text:p>
          </table:table-cell>
          <table:table-cell table:formula="of:=[.$G$9]/([.K$9]^2+[.$G10]^2)" office:value-type="float" office:value="196.923076923077" calcext:value-type="float">
            <text:p>196.92307692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92" calcext:value-type="float">
            <text:p>1392</text:p>
          </table:table-cell>
          <table:table-cell office:value-type="float" office:value="615" calcext:value-type="float">
            <text:p>615</text:p>
          </table:table-cell>
          <table:table-cell office:value-type="float" office:value="387" calcext:value-type="float">
            <text:p>38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G$9]/([.H$9]^2+[.$G11]^2)" office:value-type="float" office:value="1600" calcext:value-type="float">
            <text:p>1600</text:p>
          </table:table-cell>
          <table:table-cell table:formula="of:=[.$G$9]/([.I$9]^2+[.$G11]^2)" office:value-type="float" office:value="640" calcext:value-type="float">
            <text:p>640</text:p>
          </table:table-cell>
          <table:table-cell table:formula="of:=[.$G$9]/([.J$9]^2+[.$G11]^2)" office:value-type="float" office:value="320" calcext:value-type="float">
            <text:p>320</text:p>
          </table:table-cell>
          <table:table-cell table:formula="of:=[.$G$9]/([.K$9]^2+[.$G11]^2)" office:value-type="float" office:value="188.235294117647" calcext:value-type="float">
            <text:p>188.23529411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70" calcext:value-type="float">
            <text:p>970</text:p>
          </table:table-cell>
          <table:table-cell office:value-type="float" office:value="517" calcext:value-type="float">
            <text:p>517</text:p>
          </table:table-cell>
          <table:table-cell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$G$9]/([.H$9]^2+[.$G12]^2)" office:value-type="float" office:value="984.615384615385" calcext:value-type="float">
            <text:p>984.6153846154</text:p>
          </table:table-cell>
          <table:table-cell table:formula="of:=[.$G$9]/([.I$9]^2+[.$G12]^2)" office:value-type="float" office:value="512" calcext:value-type="float">
            <text:p>512</text:p>
          </table:table-cell>
          <table:table-cell table:formula="of:=[.$G$9]/([.J$9]^2+[.$G12]^2)" office:value-type="float" office:value="284.444444444444" calcext:value-type="float">
            <text:p>284.4444444444</text:p>
          </table:table-cell>
          <table:table-cell table:formula="of:=[.$G$9]/([.K$9]^2+[.$G12]^2)" office:value-type="float" office:value="175.342465753425" calcext:value-type="float">
            <text:p>175.3424657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404" calcext:value-type="float">
            <text:p>404</text:p>
          </table:table-cell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G$9]/([.H$9]^2+[.$G13]^2)" office:value-type="float" office:value="640" calcext:value-type="float">
            <text:p>640</text:p>
          </table:table-cell>
          <table:table-cell table:formula="of:=[.$G$9]/([.I$9]^2+[.$G13]^2)" office:value-type="float" office:value="400" calcext:value-type="float">
            <text:p>400</text:p>
          </table:table-cell>
          <table:table-cell table:formula="of:=[.$G$9]/([.J$9]^2+[.$G13]^2)" office:value-type="float" office:value="246.153846153846" calcext:value-type="float">
            <text:p>246.1538461538</text:p>
          </table:table-cell>
          <table:table-cell table:formula="of:=[.$G$9]/([.K$9]^2+[.$G13]^2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43" calcext:value-type="float">
            <text:p>443</text:p>
          </table:table-cell>
          <table:table-cell office:value-type="float" office:value="359" calcext:value-type="float">
            <text:p>359</text:p>
          </table:table-cell>
          <table:table-cell office:value-type="float" office:value="243" calcext:value-type="float">
            <text:p>24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$G$9]/([.H$9]^2+[.$G14]^2)" office:value-type="float" office:value="441.379310344828" calcext:value-type="float">
            <text:p>441.3793103448</text:p>
          </table:table-cell>
          <table:table-cell table:formula="of:=[.$G$9]/([.I$9]^2+[.$G14]^2)" office:value-type="float" office:value="312.19512195122" calcext:value-type="float">
            <text:p>312.1951219512</text:p>
          </table:table-cell>
          <table:table-cell table:formula="of:=[.$G$9]/([.J$9]^2+[.$G14]^2)" office:value-type="float" office:value="209.83606557377" calcext:value-type="float">
            <text:p>209.8360655738</text:p>
          </table:table-cell>
          <table:table-cell table:formula="of:=[.$G$9]/([.K$9]^2+[.$G14]^2)" office:value-type="float" office:value="143.820224719101" calcext:value-type="float">
            <text:p>143.82022471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5" calcext:value-type="float">
            <text:p>375</text:p>
          </table:table-cell>
          <table:table-cell office:value-type="float" office:value="305" calcext:value-type="float">
            <text:p>305</text:p>
          </table:table-cell>
          <table:table-cell office:value-type="float" office:value="224" calcext:value-type="float">
            <text:p>22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$G$9]/([.H$9]^2+[.$G15]^2)" office:value-type="float" office:value="320" calcext:value-type="float">
            <text:p>320</text:p>
          </table:table-cell>
          <table:table-cell table:formula="of:=[.$G$9]/([.I$9]^2+[.$G15]^2)" office:value-type="float" office:value="246.153846153846" calcext:value-type="float">
            <text:p>246.1538461538</text:p>
          </table:table-cell>
          <table:table-cell table:formula="of:=[.$G$9]/([.J$9]^2+[.$G15]^2)" office:value-type="float" office:value="177.777777777778" calcext:value-type="float">
            <text:p>177.7777777778</text:p>
          </table:table-cell>
          <table:table-cell table:formula="of:=[.$G$9]/([.K$9]^2+[.$G15]^2)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5:18:53.579730598</meta:creation-date>
    <dc:date>2016-08-23T16:35:49.674646799</dc:date>
    <meta:editing-duration>PT56M43S</meta:editing-duration>
    <meta:editing-cycles>15</meta:editing-cycles>
    <meta:generator>LibreOffice/5.1.4.2$Linux_X86_64 LibreOffice_project/10m0$Build-2</meta:generator>
    <meta:document-statistic meta:table-count="1" meta:cell-count="140" meta:object-count="0"/>
  </office:meta>
</office:document-meta>
</file>